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d0d0d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53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5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4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6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5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2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solid" svg:stroke-width="0.01389in" svg:stroke-color="#0070c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2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7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0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solid" svg:stroke-width="0.01389in" svg:stroke-color="#0070c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3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3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solid" svg:stroke-width="0.01389in" svg:stroke-color="#0070c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66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solid" svg:stroke-width="0.01389in" svg:stroke-color="#0070c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solid" svg:stroke-width="0.01389in" svg:stroke-color="#0070c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d0d0d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d0d0d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d0d0d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9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0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1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1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2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d0d0d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35" draw:master-page-name="Master1-Layout7-blank-Leer" presentation:presentation-page-layout-name="Master1-PPL7" draw:id="Slide-256">
        <draw:g draw:name="Gruppieren 119" draw:id="id63">
          <svg:title/>
          <svg:desc/>
          <draw:connector draw:type="line" svg:x1="1.93969in" svg:y1="6.93859in" svg:x2="2.33339in" svg:y2="6.93859in" draw:id="id169" draw:style-name="a633" draw:name="Gerader Verbinder 9">
            <svg:title/>
            <svg:desc/>
          </draw:connector>
          <draw:frame draw:id="id170" draw:style-name="a637" draw:name="Textfeld 11" svg:x="1.81521in" svg:y="6.91799in" svg:width="0.63216in" svg:height="0.26927in">
            <draw:text-box>
              <text:p text:style-name="a636" text:class-names="" text:cond-style-name=""><text:span text:style-name="a634" text:class-names="">1.10 m</text:span><text:span text:style-name="a635" text:class-names=""/></text:p>
            </draw:text-box>
            <svg:title/>
            <svg:desc/>
          </draw:frame>
        </draw:g>
        <draw:g draw:name="Gruppieren 139" draw:id="id64">
          <svg:title/>
          <svg:desc/>
          <draw:frame draw:id="id152" draw:style-name="a584" draw:name="Textfeld 3" svg:x="1.83333in" svg:y="2.00877in" svg:width="0.15748in" svg:height="4.72441in">
            <draw:text-box>
              <text:p text:style-name="a583" text:class-names="" text:cond-style-name=""><text:span text:style-name="a582" text:class-names=""/></text:p>
            </draw:text-box>
            <svg:title/>
            <svg:desc/>
          </draw:frame>
          <draw:custom-shape svg:x="1.85688in" svg:y="6.54904in" svg:width="0.11811in" svg:height="0.11811in" draw:id="id153" draw:style-name="a587" draw:name="Ellipse 12">
            <svg:title/>
            <svg:desc/>
            <text:p text:style-name="a586" text:class-names="" text:cond-style-name=""><text:span text:style-name="a58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85688in" svg:y="6.25079in" svg:width="0.11811in" svg:height="0.11811in" draw:id="id154" draw:style-name="a590" draw:name="Ellipse 28">
            <svg:title/>
            <svg:desc/>
            <text:p text:style-name="a589" text:class-names="" text:cond-style-name=""><text:span text:style-name="a58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85688in" svg:y="5.95255in" svg:width="0.11811in" svg:height="0.11811in" draw:id="id155" draw:style-name="a593" draw:name="Ellipse 29">
            <svg:title/>
            <svg:desc/>
            <text:p text:style-name="a592" text:class-names="" text:cond-style-name=""><text:span text:style-name="a59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85688in" svg:y="5.65431in" svg:width="0.11811in" svg:height="0.11811in" draw:id="id156" draw:style-name="a596" draw:name="Ellipse 30">
            <svg:title/>
            <svg:desc/>
            <text:p text:style-name="a595" text:class-names="" text:cond-style-name=""><text:span text:style-name="a59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85688in" svg:y="5.35607in" svg:width="0.11811in" svg:height="0.11811in" draw:id="id157" draw:style-name="a599" draw:name="Ellipse 31">
            <svg:title/>
            <svg:desc/>
            <text:p text:style-name="a598" text:class-names="" text:cond-style-name=""><text:span text:style-name="a59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85688in" svg:y="5.05782in" svg:width="0.11811in" svg:height="0.11811in" draw:id="id158" draw:style-name="a602" draw:name="Ellipse 32">
            <svg:title/>
            <svg:desc/>
            <text:p text:style-name="a601" text:class-names="" text:cond-style-name=""><text:span text:style-name="a60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85688in" svg:y="4.75958in" svg:width="0.11811in" svg:height="0.11811in" draw:id="id159" draw:style-name="a605" draw:name="Ellipse 33">
            <svg:title/>
            <svg:desc/>
            <text:p text:style-name="a604" text:class-names="" text:cond-style-name=""><text:span text:style-name="a60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85689in" svg:y="4.46134in" svg:width="0.11811in" svg:height="0.11811in" draw:id="id160" draw:style-name="a608" draw:name="Ellipse 34">
            <svg:title/>
            <svg:desc/>
            <text:p text:style-name="a607" text:class-names="" text:cond-style-name=""><text:span text:style-name="a60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85689in" svg:y="4.16309in" svg:width="0.11811in" svg:height="0.11811in" draw:id="id161" draw:style-name="a611" draw:name="Ellipse 35">
            <svg:title/>
            <svg:desc/>
            <text:p text:style-name="a610" text:class-names="" text:cond-style-name=""><text:span text:style-name="a60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85689in" svg:y="3.86485in" svg:width="0.11811in" svg:height="0.11811in" draw:id="id162" draw:style-name="a614" draw:name="Ellipse 36">
            <svg:title/>
            <svg:desc/>
            <text:p text:style-name="a613" text:class-names="" text:cond-style-name=""><text:span text:style-name="a61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85689in" svg:y="3.56661in" svg:width="0.11811in" svg:height="0.11811in" draw:id="id163" draw:style-name="a617" draw:name="Ellipse 37">
            <svg:title/>
            <svg:desc/>
            <text:p text:style-name="a616" text:class-names="" text:cond-style-name=""><text:span text:style-name="a61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85689in" svg:y="3.26837in" svg:width="0.11811in" svg:height="0.11811in" draw:id="id164" draw:style-name="a620" draw:name="Ellipse 38">
            <svg:title/>
            <svg:desc/>
            <text:p text:style-name="a619" text:class-names="" text:cond-style-name=""><text:span text:style-name="a61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85689in" svg:y="2.97012in" svg:width="0.11811in" svg:height="0.11811in" draw:id="id165" draw:style-name="a623" draw:name="Ellipse 39">
            <svg:title/>
            <svg:desc/>
            <text:p text:style-name="a622" text:class-names="" text:cond-style-name=""><text:span text:style-name="a62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85689in" svg:y="2.67188in" svg:width="0.11811in" svg:height="0.11811in" draw:id="id166" draw:style-name="a626" draw:name="Ellipse 40">
            <svg:title/>
            <svg:desc/>
            <text:p text:style-name="a625" text:class-names="" text:cond-style-name=""><text:span text:style-name="a62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85689in" svg:y="2.37364in" svg:width="0.11811in" svg:height="0.11811in" draw:id="id167" draw:style-name="a629" draw:name="Ellipse 41">
            <svg:title/>
            <svg:desc/>
            <text:p text:style-name="a628" text:class-names="" text:cond-style-name=""><text:span text:style-name="a62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85689in" svg:y="2.0754in" svg:width="0.11811in" svg:height="0.11811in" draw:id="id168" draw:style-name="a632" draw:name="Ellipse 42">
            <svg:title/>
            <svg:desc/>
            <text:p text:style-name="a631" text:class-names="" text:cond-style-name=""><text:span text:style-name="a63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g draw:name="Gruppieren 120" draw:id="id65">
          <svg:title/>
          <svg:desc/>
          <draw:connector draw:type="line" svg:x1="3.9042in" svg:y1="6.64001in" svg:x2="3.9042in" svg:y2="6.32505in" draw:id="id150" draw:style-name="a577" draw:name="Gerader Verbinder 121">
            <svg:title/>
            <svg:desc/>
          </draw:connector>
          <draw:frame draw:id="id151" draw:style-name="a581" draw:transform="translate(-0.32829in -0.13463in) rotate(-4.71239) translate(4.14107in 6.48668in)" draw:name="Textfeld 122" svg:width="0.65658in" svg:height="0.26927in">
            <draw:text-box>
              <text:p text:style-name="a580" text:class-names="" text:cond-style-name=""><text:span text:style-name="a578" text:class-names="">1.26 m</text:span><text:span text:style-name="a579" text:class-names=""/></text:p>
            </draw:text-box>
            <svg:title/>
            <svg:desc/>
          </draw:frame>
        </draw:g>
        <draw:custom-shape svg:width="0.15022in" svg:height="0.7979in" draw:id="id66" draw:style-name="a338" draw:transform="translate(-0.07511in -0.39895in) rotate(-0.17453) translate(1.51371in 6.33755in)" draw:name="Gleichschenkliges Dreieck 125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frame draw:id="id67" draw:style-name="a342" draw:transform="translate(-0.19298in -0.20195in) rotate(-0.18079) translate(1.62946in 5.80281in)" draw:name="Textfeld 126" svg:width="0.38596in" svg:height="0.40391in">
          <draw:text-box>
            <text:p text:style-name="a341" text:class-names="" text:cond-style-name=""><text:span text:style-name="a339" text:class-names="">N</text:span><text:span text:style-name="a340" text:class-names=""/></text:p>
          </draw:text-box>
          <svg:title/>
          <svg:desc/>
        </draw:frame>
        <draw:custom-shape svg:x="1.18421in" svg:y="1.65789in" svg:width="3.0614in" svg:height="5.52937in" draw:id="id68" draw:style-name="a345" draw:name="Rechteck 127">
          <svg:title/>
          <svg:desc/>
          <text:p text:style-name="a344" text:class-names="" text:cond-style-name=""><text:span text:style-name="a3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4678in" svg:y="1.26827in" svg:width="1.67602in" svg:height="0.37514in" draw:id="id69" draw:style-name="a348" draw:name="Legende: mit Linie ohne Rahmen 129">
          <svg:title/>
          <svg:desc/>
          <text:p text:style-name="a347" text:class-names="" text:cond-style-name=""><text:span text:style-name="a346" text:class-names="">Wall of greenhouse</text:span></text:p>
          <draw:enhanced-geometry xmlns:dr3d="urn:oasis:names:tc:opendocument:xmlns:dr3d:1.0" draw:path-stretchpoint-x="21600" draw:path-stretchpoint-y="21600" draw:type="non-primitive" svg:viewBox="0 0 21600 21600" draw:enhanced-path="S M ?f7 ?f7 L ?f14 ?f7 ?f14 ?f15 ?f7 ?f15 Z N F M ?f29 ?f28 L ?f31 ?f30 N" draw:text-areas="?f7 ?f7 ?f14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1487"/>
            <draw:equation draw:name="f9" draw:formula="9978"/>
            <draw:equation draw:name="f10" draw:formula="103147"/>
            <draw:equation draw:name="f11" draw:formula="0 - 14105"/>
            <draw:equation draw:name="f12" draw:formula="21600 * ?f5"/>
            <draw:equation draw:name="f13" draw:formula="21600 * ?f4"/>
            <draw:equation draw:name="f14" draw:formula="?f12 / ?f6"/>
            <draw:equation draw:name="f15" draw:formula="?f13 / ?f6"/>
            <draw:equation draw:name="f16" draw:formula="?f15 - ?f7"/>
            <draw:equation draw:name="f17" draw:formula="?f14 - ?f7"/>
            <draw:equation draw:name="f18" draw:formula="min(?f17, ?f16)"/>
            <draw:equation draw:name="f19" draw:formula="?f18 / 21600"/>
            <draw:equation draw:name="f20" draw:formula="?f9 / ?f19"/>
            <draw:equation draw:name="f21" draw:formula="?f8 / ?f19"/>
            <draw:equation draw:name="f22" draw:formula="?f11 / ?f19"/>
            <draw:equation draw:name="f23" draw:formula="?f10 / ?f19"/>
            <draw:equation draw:name="f24" draw:formula="?f16 * ?f21"/>
            <draw:equation draw:name="f25" draw:formula="?f17 * ?f20"/>
            <draw:equation draw:name="f26" draw:formula="?f16 * ?f23"/>
            <draw:equation draw:name="f27" draw:formula="?f17 * ?f22"/>
            <draw:equation draw:name="f28" draw:formula="?f24 / 100000"/>
            <draw:equation draw:name="f29" draw:formula="?f25 / 100000"/>
            <draw:equation draw:name="f30" draw:formula="?f26 / 100000"/>
            <draw:equation draw:name="f31" draw:formula="?f27 / 100000"/>
          </draw:enhanced-geometry>
        </draw:custom-shape>
        <draw:custom-shape svg:x="4.22698in" svg:y="1.81194in" svg:width="0.50986in" svg:height="0.37514in" draw:id="id70" draw:style-name="a351" draw:name="Legende: mit Linie ohne Rahmen 130">
          <svg:title/>
          <svg:desc/>
          <text:p text:style-name="a350" text:class-names="" text:cond-style-name=""><text:span text:style-name="a349" text:class-names="">Pot</text:span></text:p>
          <draw:enhanced-geometry xmlns:dr3d="urn:oasis:names:tc:opendocument:xmlns:dr3d:1.0" draw:path-stretchpoint-x="21600" draw:path-stretchpoint-y="21600" draw:type="non-primitive" svg:viewBox="0 0 21600 21600" draw:enhanced-path="S M ?f7 ?f7 L ?f14 ?f7 ?f14 ?f15 ?f7 ?f15 Z N F M ?f29 ?f28 L ?f31 ?f30 N" draw:text-areas="?f7 ?f7 ?f14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3825"/>
            <draw:equation draw:name="f9" draw:formula="19335"/>
            <draw:equation draw:name="f10" draw:formula="84442"/>
            <draw:equation draw:name="f11" draw:formula="0 - 93108"/>
            <draw:equation draw:name="f12" draw:formula="21600 * ?f5"/>
            <draw:equation draw:name="f13" draw:formula="21600 * ?f4"/>
            <draw:equation draw:name="f14" draw:formula="?f12 / ?f6"/>
            <draw:equation draw:name="f15" draw:formula="?f13 / ?f6"/>
            <draw:equation draw:name="f16" draw:formula="?f15 - ?f7"/>
            <draw:equation draw:name="f17" draw:formula="?f14 - ?f7"/>
            <draw:equation draw:name="f18" draw:formula="min(?f17, ?f16)"/>
            <draw:equation draw:name="f19" draw:formula="?f18 / 21600"/>
            <draw:equation draw:name="f20" draw:formula="?f9 / ?f19"/>
            <draw:equation draw:name="f21" draw:formula="?f8 / ?f19"/>
            <draw:equation draw:name="f22" draw:formula="?f11 / ?f19"/>
            <draw:equation draw:name="f23" draw:formula="?f10 / ?f19"/>
            <draw:equation draw:name="f24" draw:formula="?f16 * ?f21"/>
            <draw:equation draw:name="f25" draw:formula="?f17 * ?f20"/>
            <draw:equation draw:name="f26" draw:formula="?f16 * ?f23"/>
            <draw:equation draw:name="f27" draw:formula="?f17 * ?f22"/>
            <draw:equation draw:name="f28" draw:formula="?f24 / 100000"/>
            <draw:equation draw:name="f29" draw:formula="?f25 / 100000"/>
            <draw:equation draw:name="f30" draw:formula="?f26 / 100000"/>
            <draw:equation draw:name="f31" draw:formula="?f27 / 100000"/>
          </draw:enhanced-geometry>
        </draw:custom-shape>
        <draw:custom-shape svg:x="4.14094in" svg:y="2.57203in" svg:width="0.81411in" svg:height="0.90217in" draw:id="id71" draw:style-name="a354" draw:name="Legende: mit Linie ohne Rahmen 131">
          <svg:title/>
          <svg:desc/>
          <text:p text:style-name="a353" text:class-names="" text:cond-style-name=""><text:span text:style-name="a352" text:class-names="">Block</text:span></text:p>
          <draw:enhanced-geometry xmlns:dr3d="urn:oasis:names:tc:opendocument:xmlns:dr3d:1.0" draw:path-stretchpoint-x="21600" draw:path-stretchpoint-y="21600" draw:type="non-primitive" svg:viewBox="0 0 21600 21600" draw:enhanced-path="S M ?f7 ?f7 L ?f14 ?f7 ?f14 ?f15 ?f7 ?f15 Z N F M ?f29 ?f28 L ?f31 ?f30 N" draw:text-areas="?f7 ?f7 ?f14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49936"/>
            <draw:equation draw:name="f9" draw:formula="24407"/>
            <draw:equation draw:name="f10" draw:formula="68142"/>
            <draw:equation draw:name="f11" draw:formula="0 - 48443"/>
            <draw:equation draw:name="f12" draw:formula="21600 * ?f5"/>
            <draw:equation draw:name="f13" draw:formula="21600 * ?f4"/>
            <draw:equation draw:name="f14" draw:formula="?f12 / ?f6"/>
            <draw:equation draw:name="f15" draw:formula="?f13 / ?f6"/>
            <draw:equation draw:name="f16" draw:formula="?f15 - ?f7"/>
            <draw:equation draw:name="f17" draw:formula="?f14 - ?f7"/>
            <draw:equation draw:name="f18" draw:formula="min(?f17, ?f16)"/>
            <draw:equation draw:name="f19" draw:formula="?f18 / 21600"/>
            <draw:equation draw:name="f20" draw:formula="?f9 / ?f19"/>
            <draw:equation draw:name="f21" draw:formula="?f8 / ?f19"/>
            <draw:equation draw:name="f22" draw:formula="?f11 / ?f19"/>
            <draw:equation draw:name="f23" draw:formula="?f10 / ?f19"/>
            <draw:equation draw:name="f24" draw:formula="?f16 * ?f21"/>
            <draw:equation draw:name="f25" draw:formula="?f17 * ?f20"/>
            <draw:equation draw:name="f26" draw:formula="?f16 * ?f23"/>
            <draw:equation draw:name="f27" draw:formula="?f17 * ?f22"/>
            <draw:equation draw:name="f28" draw:formula="?f24 / 100000"/>
            <draw:equation draw:name="f29" draw:formula="?f25 / 100000"/>
            <draw:equation draw:name="f30" draw:formula="?f26 / 100000"/>
            <draw:equation draw:name="f31" draw:formula="?f27 / 100000"/>
          </draw:enhanced-geometry>
        </draw:custom-shape>
        <draw:custom-shape svg:x="1.8909in" svg:y="6.78641in" svg:width="0.05in" svg:height="0.1269in" draw:id="id72" draw:style-name="a357" draw:name="Rechteck 132">
          <svg:title/>
          <svg:desc/>
          <text:p text:style-name="a356" text:class-names="" text:cond-style-name=""><text:span text:style-name="a3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4704in" svg:y="6.78642in" svg:width="0.05in" svg:height="0.1269in" draw:id="id73" draw:style-name="a360" draw:name="Rechteck 133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944in" svg:y="6.78642in" svg:width="0.05in" svg:height="0.1269in" draw:id="id74" draw:style-name="a363" draw:name="Rechteck 134">
          <svg:title/>
          <svg:desc/>
          <text:p text:style-name="a362" text:class-names="" text:cond-style-name=""><text:span text:style-name="a3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25931in" svg:y="6.78642in" svg:width="0.05in" svg:height="0.1269in" draw:id="id75" draw:style-name="a366" draw:name="Rechteck 135">
          <svg:title/>
          <svg:desc/>
          <text:p text:style-name="a365" text:class-names="" text:cond-style-name=""><text:span text:style-name="a3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70668in" svg:y="6.78642in" svg:width="0.05in" svg:height="0.1269in" draw:id="id76" draw:style-name="a369" draw:name="Rechteck 136">
          <svg:title/>
          <svg:desc/>
          <text:p text:style-name="a368" text:class-names="" text:cond-style-name=""><text:span text:style-name="a3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24689in" svg:y="6.54026in" svg:width="0.88731in" svg:height="0.50665in" draw:id="id77" draw:style-name="a372" draw:name="Legende: mit Linie ohne Rahmen 138">
          <svg:title/>
          <svg:desc/>
          <text:p text:style-name="a371" text:class-names="" text:cond-style-name=""><text:span text:style-name="a370" text:class-names="">Water tap</text:span></text:p>
          <draw:enhanced-geometry xmlns:dr3d="urn:oasis:names:tc:opendocument:xmlns:dr3d:1.0" draw:path-stretchpoint-x="21600" draw:path-stretchpoint-y="21600" draw:type="non-primitive" svg:viewBox="0 0 21600 21600" draw:enhanced-path="S M ?f7 ?f7 L ?f14 ?f7 ?f14 ?f15 ?f7 ?f15 Z N F M ?f29 ?f28 L ?f31 ?f30 N" draw:text-areas="?f7 ?f7 ?f14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49936"/>
            <draw:equation draw:name="f9" draw:formula="8245"/>
            <draw:equation draw:name="f10" draw:formula="62283"/>
            <draw:equation draw:name="f11" draw:formula="0 - 55409"/>
            <draw:equation draw:name="f12" draw:formula="21600 * ?f5"/>
            <draw:equation draw:name="f13" draw:formula="21600 * ?f4"/>
            <draw:equation draw:name="f14" draw:formula="?f12 / ?f6"/>
            <draw:equation draw:name="f15" draw:formula="?f13 / ?f6"/>
            <draw:equation draw:name="f16" draw:formula="?f15 - ?f7"/>
            <draw:equation draw:name="f17" draw:formula="?f14 - ?f7"/>
            <draw:equation draw:name="f18" draw:formula="min(?f17, ?f16)"/>
            <draw:equation draw:name="f19" draw:formula="?f18 / 21600"/>
            <draw:equation draw:name="f20" draw:formula="?f9 / ?f19"/>
            <draw:equation draw:name="f21" draw:formula="?f8 / ?f19"/>
            <draw:equation draw:name="f22" draw:formula="?f11 / ?f19"/>
            <draw:equation draw:name="f23" draw:formula="?f10 / ?f19"/>
            <draw:equation draw:name="f24" draw:formula="?f16 * ?f21"/>
            <draw:equation draw:name="f25" draw:formula="?f17 * ?f20"/>
            <draw:equation draw:name="f26" draw:formula="?f16 * ?f23"/>
            <draw:equation draw:name="f27" draw:formula="?f17 * ?f22"/>
            <draw:equation draw:name="f28" draw:formula="?f24 / 100000"/>
            <draw:equation draw:name="f29" draw:formula="?f25 / 100000"/>
            <draw:equation draw:name="f30" draw:formula="?f26 / 100000"/>
            <draw:equation draw:name="f31" draw:formula="?f27 / 100000"/>
          </draw:enhanced-geometry>
        </draw:custom-shape>
        <draw:g draw:name="Gruppieren 212" draw:id="id78">
          <svg:title/>
          <svg:desc/>
          <draw:frame draw:id="id133" draw:style-name="a528" draw:name="Textfeld 213" svg:x="2.29861in" svg:y="2.00877in" svg:width="0.15748in" svg:height="4.72441in">
            <draw:text-box>
              <text:p text:style-name="a527" text:class-names="" text:cond-style-name=""><text:span text:style-name="a526" text:class-names=""/></text:p>
            </draw:text-box>
            <svg:title/>
            <svg:desc/>
          </draw:frame>
          <draw:custom-shape svg:x="2.32216in" svg:y="6.54904in" svg:width="0.11811in" svg:height="0.11811in" draw:id="id134" draw:style-name="a531" draw:name="Ellipse 214">
            <svg:title/>
            <svg:desc/>
            <text:p text:style-name="a530" text:class-names="" text:cond-style-name=""><text:span text:style-name="a52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32216in" svg:y="6.25079in" svg:width="0.11811in" svg:height="0.11811in" draw:id="id135" draw:style-name="a534" draw:name="Ellipse 215">
            <svg:title/>
            <svg:desc/>
            <text:p text:style-name="a533" text:class-names="" text:cond-style-name=""><text:span text:style-name="a53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32216in" svg:y="5.95255in" svg:width="0.11811in" svg:height="0.11811in" draw:id="id136" draw:style-name="a537" draw:name="Ellipse 216">
            <svg:title/>
            <svg:desc/>
            <text:p text:style-name="a536" text:class-names="" text:cond-style-name=""><text:span text:style-name="a53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32216in" svg:y="5.65431in" svg:width="0.11811in" svg:height="0.11811in" draw:id="id137" draw:style-name="a540" draw:name="Ellipse 217">
            <svg:title/>
            <svg:desc/>
            <text:p text:style-name="a539" text:class-names="" text:cond-style-name=""><text:span text:style-name="a53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32216in" svg:y="5.35607in" svg:width="0.11811in" svg:height="0.11811in" draw:id="id138" draw:style-name="a543" draw:name="Ellipse 218">
            <svg:title/>
            <svg:desc/>
            <text:p text:style-name="a542" text:class-names="" text:cond-style-name=""><text:span text:style-name="a54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32216in" svg:y="5.05782in" svg:width="0.11811in" svg:height="0.11811in" draw:id="id139" draw:style-name="a546" draw:name="Ellipse 219">
            <svg:title/>
            <svg:desc/>
            <text:p text:style-name="a545" text:class-names="" text:cond-style-name=""><text:span text:style-name="a54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32216in" svg:y="4.75958in" svg:width="0.11811in" svg:height="0.11811in" draw:id="id140" draw:style-name="a549" draw:name="Ellipse 220">
            <svg:title/>
            <svg:desc/>
            <text:p text:style-name="a548" text:class-names="" text:cond-style-name=""><text:span text:style-name="a54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32216in" svg:y="4.46134in" svg:width="0.11811in" svg:height="0.11811in" draw:id="id141" draw:style-name="a552" draw:name="Ellipse 221">
            <svg:title/>
            <svg:desc/>
            <text:p text:style-name="a551" text:class-names="" text:cond-style-name=""><text:span text:style-name="a55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32216in" svg:y="4.16309in" svg:width="0.11811in" svg:height="0.11811in" draw:id="id142" draw:style-name="a555" draw:name="Ellipse 222">
            <svg:title/>
            <svg:desc/>
            <text:p text:style-name="a554" text:class-names="" text:cond-style-name=""><text:span text:style-name="a55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32217in" svg:y="3.86485in" svg:width="0.11811in" svg:height="0.11811in" draw:id="id143" draw:style-name="a558" draw:name="Ellipse 223">
            <svg:title/>
            <svg:desc/>
            <text:p text:style-name="a557" text:class-names="" text:cond-style-name=""><text:span text:style-name="a55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32217in" svg:y="3.56661in" svg:width="0.11811in" svg:height="0.11811in" draw:id="id144" draw:style-name="a561" draw:name="Ellipse 224">
            <svg:title/>
            <svg:desc/>
            <text:p text:style-name="a560" text:class-names="" text:cond-style-name=""><text:span text:style-name="a55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32217in" svg:y="3.26837in" svg:width="0.11811in" svg:height="0.11811in" draw:id="id145" draw:style-name="a564" draw:name="Ellipse 225">
            <svg:title/>
            <svg:desc/>
            <text:p text:style-name="a563" text:class-names="" text:cond-style-name=""><text:span text:style-name="a56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32217in" svg:y="2.97012in" svg:width="0.11811in" svg:height="0.11811in" draw:id="id146" draw:style-name="a567" draw:name="Ellipse 226">
            <svg:title/>
            <svg:desc/>
            <text:p text:style-name="a566" text:class-names="" text:cond-style-name=""><text:span text:style-name="a56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32217in" svg:y="2.67188in" svg:width="0.11811in" svg:height="0.11811in" draw:id="id147" draw:style-name="a570" draw:name="Ellipse 227">
            <svg:title/>
            <svg:desc/>
            <text:p text:style-name="a569" text:class-names="" text:cond-style-name=""><text:span text:style-name="a56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32217in" svg:y="2.37364in" svg:width="0.11811in" svg:height="0.11811in" draw:id="id148" draw:style-name="a573" draw:name="Ellipse 228">
            <svg:title/>
            <svg:desc/>
            <text:p text:style-name="a572" text:class-names="" text:cond-style-name=""><text:span text:style-name="a57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32217in" svg:y="2.0754in" svg:width="0.11811in" svg:height="0.11811in" draw:id="id149" draw:style-name="a576" draw:name="Ellipse 229">
            <svg:title/>
            <svg:desc/>
            <text:p text:style-name="a575" text:class-names="" text:cond-style-name=""><text:span text:style-name="a57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g draw:name="Gruppieren 230" draw:id="id79">
          <svg:title/>
          <svg:desc/>
          <draw:frame draw:id="id116" draw:style-name="a477" draw:name="Textfeld 231" svg:x="2.74306in" svg:y="2.00877in" svg:width="0.15748in" svg:height="4.72441in">
            <draw:text-box>
              <text:p text:style-name="a476" text:class-names="" text:cond-style-name=""><text:span text:style-name="a475" text:class-names=""/></text:p>
            </draw:text-box>
            <svg:title/>
            <svg:desc/>
          </draw:frame>
          <draw:custom-shape svg:x="2.7666in" svg:y="6.54904in" svg:width="0.11811in" svg:height="0.11811in" draw:id="id117" draw:style-name="a480" draw:name="Ellipse 232">
            <svg:title/>
            <svg:desc/>
            <text:p text:style-name="a479" text:class-names="" text:cond-style-name=""><text:span text:style-name="a47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7666in" svg:y="6.25079in" svg:width="0.11811in" svg:height="0.11811in" draw:id="id118" draw:style-name="a483" draw:name="Ellipse 233">
            <svg:title/>
            <svg:desc/>
            <text:p text:style-name="a482" text:class-names="" text:cond-style-name=""><text:span text:style-name="a48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7666in" svg:y="5.95255in" svg:width="0.11811in" svg:height="0.11811in" draw:id="id119" draw:style-name="a486" draw:name="Ellipse 234">
            <svg:title/>
            <svg:desc/>
            <text:p text:style-name="a485" text:class-names="" text:cond-style-name=""><text:span text:style-name="a48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7666in" svg:y="5.65431in" svg:width="0.11811in" svg:height="0.11811in" draw:id="id120" draw:style-name="a489" draw:name="Ellipse 235">
            <svg:title/>
            <svg:desc/>
            <text:p text:style-name="a488" text:class-names="" text:cond-style-name=""><text:span text:style-name="a48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7666in" svg:y="5.35607in" svg:width="0.11811in" svg:height="0.11811in" draw:id="id121" draw:style-name="a492" draw:name="Ellipse 236">
            <svg:title/>
            <svg:desc/>
            <text:p text:style-name="a491" text:class-names="" text:cond-style-name=""><text:span text:style-name="a49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76661in" svg:y="5.05782in" svg:width="0.11811in" svg:height="0.11811in" draw:id="id122" draw:style-name="a495" draw:name="Ellipse 237">
            <svg:title/>
            <svg:desc/>
            <text:p text:style-name="a494" text:class-names="" text:cond-style-name=""><text:span text:style-name="a49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76661in" svg:y="4.75958in" svg:width="0.11811in" svg:height="0.11811in" draw:id="id123" draw:style-name="a498" draw:name="Ellipse 238">
            <svg:title/>
            <svg:desc/>
            <text:p text:style-name="a497" text:class-names="" text:cond-style-name=""><text:span text:style-name="a49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76661in" svg:y="4.46134in" svg:width="0.11811in" svg:height="0.11811in" draw:id="id124" draw:style-name="a501" draw:name="Ellipse 239">
            <svg:title/>
            <svg:desc/>
            <text:p text:style-name="a500" text:class-names="" text:cond-style-name=""><text:span text:style-name="a49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76661in" svg:y="4.16309in" svg:width="0.11811in" svg:height="0.11811in" draw:id="id125" draw:style-name="a504" draw:name="Ellipse 240">
            <svg:title/>
            <svg:desc/>
            <text:p text:style-name="a503" text:class-names="" text:cond-style-name=""><text:span text:style-name="a50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76661in" svg:y="3.86485in" svg:width="0.11811in" svg:height="0.11811in" draw:id="id126" draw:style-name="a507" draw:name="Ellipse 241">
            <svg:title/>
            <svg:desc/>
            <text:p text:style-name="a506" text:class-names="" text:cond-style-name=""><text:span text:style-name="a50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76661in" svg:y="3.56661in" svg:width="0.11811in" svg:height="0.11811in" draw:id="id127" draw:style-name="a510" draw:name="Ellipse 242">
            <svg:title/>
            <svg:desc/>
            <text:p text:style-name="a509" text:class-names="" text:cond-style-name=""><text:span text:style-name="a50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76661in" svg:y="3.26837in" svg:width="0.11811in" svg:height="0.11811in" draw:id="id128" draw:style-name="a513" draw:name="Ellipse 243">
            <svg:title/>
            <svg:desc/>
            <text:p text:style-name="a512" text:class-names="" text:cond-style-name=""><text:span text:style-name="a51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76661in" svg:y="2.97012in" svg:width="0.11811in" svg:height="0.11811in" draw:id="id129" draw:style-name="a516" draw:name="Ellipse 244">
            <svg:title/>
            <svg:desc/>
            <text:p text:style-name="a515" text:class-names="" text:cond-style-name=""><text:span text:style-name="a51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76661in" svg:y="2.67188in" svg:width="0.11811in" svg:height="0.11811in" draw:id="id130" draw:style-name="a519" draw:name="Ellipse 245">
            <svg:title/>
            <svg:desc/>
            <text:p text:style-name="a518" text:class-names="" text:cond-style-name=""><text:span text:style-name="a51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76662in" svg:y="2.37364in" svg:width="0.11811in" svg:height="0.11811in" draw:id="id131" draw:style-name="a522" draw:name="Ellipse 246">
            <svg:title/>
            <svg:desc/>
            <text:p text:style-name="a521" text:class-names="" text:cond-style-name=""><text:span text:style-name="a52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2.76662in" svg:y="2.0754in" svg:width="0.11811in" svg:height="0.11811in" draw:id="id132" draw:style-name="a525" draw:name="Ellipse 247">
            <svg:title/>
            <svg:desc/>
            <text:p text:style-name="a524" text:class-names="" text:cond-style-name=""><text:span text:style-name="a52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g draw:name="Gruppieren 248" draw:id="id80">
          <svg:title/>
          <svg:desc/>
          <draw:frame draw:id="id99" draw:style-name="a426" draw:name="Textfeld 249" svg:x="3.19444in" svg:y="2.00877in" svg:width="0.15748in" svg:height="4.72441in">
            <draw:text-box>
              <text:p text:style-name="a425" text:class-names="" text:cond-style-name=""><text:span text:style-name="a424" text:class-names=""/></text:p>
            </draw:text-box>
            <svg:title/>
            <svg:desc/>
          </draw:frame>
          <draw:custom-shape svg:x="3.21799in" svg:y="6.54904in" svg:width="0.11811in" svg:height="0.11811in" draw:id="id100" draw:style-name="a429" draw:name="Ellipse 250">
            <svg:title/>
            <svg:desc/>
            <text:p text:style-name="a428" text:class-names="" text:cond-style-name=""><text:span text:style-name="a42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21799in" svg:y="6.25079in" svg:width="0.11811in" svg:height="0.11811in" draw:id="id101" draw:style-name="a432" draw:name="Ellipse 251">
            <svg:title/>
            <svg:desc/>
            <text:p text:style-name="a431" text:class-names="" text:cond-style-name=""><text:span text:style-name="a43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21799in" svg:y="5.95255in" svg:width="0.11811in" svg:height="0.11811in" draw:id="id102" draw:style-name="a435" draw:name="Ellipse 252">
            <svg:title/>
            <svg:desc/>
            <text:p text:style-name="a434" text:class-names="" text:cond-style-name=""><text:span text:style-name="a43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21799in" svg:y="5.65431in" svg:width="0.11811in" svg:height="0.11811in" draw:id="id103" draw:style-name="a438" draw:name="Ellipse 253">
            <svg:title/>
            <svg:desc/>
            <text:p text:style-name="a437" text:class-names="" text:cond-style-name=""><text:span text:style-name="a43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21799in" svg:y="5.35607in" svg:width="0.11811in" svg:height="0.11811in" draw:id="id104" draw:style-name="a441" draw:name="Ellipse 254">
            <svg:title/>
            <svg:desc/>
            <text:p text:style-name="a440" text:class-names="" text:cond-style-name=""><text:span text:style-name="a43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21799in" svg:y="5.05782in" svg:width="0.11811in" svg:height="0.11811in" draw:id="id105" draw:style-name="a444" draw:name="Ellipse 255">
            <svg:title/>
            <svg:desc/>
            <text:p text:style-name="a443" text:class-names="" text:cond-style-name=""><text:span text:style-name="a44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218in" svg:y="4.75958in" svg:width="0.11811in" svg:height="0.11811in" draw:id="id106" draw:style-name="a447" draw:name="Ellipse 256">
            <svg:title/>
            <svg:desc/>
            <text:p text:style-name="a446" text:class-names="" text:cond-style-name=""><text:span text:style-name="a44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218in" svg:y="4.46134in" svg:width="0.11811in" svg:height="0.11811in" draw:id="id107" draw:style-name="a450" draw:name="Ellipse 257">
            <svg:title/>
            <svg:desc/>
            <text:p text:style-name="a449" text:class-names="" text:cond-style-name=""><text:span text:style-name="a44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218in" svg:y="4.16309in" svg:width="0.11811in" svg:height="0.11811in" draw:id="id108" draw:style-name="a453" draw:name="Ellipse 258">
            <svg:title/>
            <svg:desc/>
            <text:p text:style-name="a452" text:class-names="" text:cond-style-name=""><text:span text:style-name="a45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218in" svg:y="3.86485in" svg:width="0.11811in" svg:height="0.11811in" draw:id="id109" draw:style-name="a456" draw:name="Ellipse 259">
            <svg:title/>
            <svg:desc/>
            <text:p text:style-name="a455" text:class-names="" text:cond-style-name=""><text:span text:style-name="a45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218in" svg:y="3.56661in" svg:width="0.11811in" svg:height="0.11811in" draw:id="id110" draw:style-name="a459" draw:name="Ellipse 260">
            <svg:title/>
            <svg:desc/>
            <text:p text:style-name="a458" text:class-names="" text:cond-style-name=""><text:span text:style-name="a45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218in" svg:y="3.26837in" svg:width="0.11811in" svg:height="0.11811in" draw:id="id111" draw:style-name="a462" draw:name="Ellipse 261">
            <svg:title/>
            <svg:desc/>
            <text:p text:style-name="a461" text:class-names="" text:cond-style-name=""><text:span text:style-name="a46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218in" svg:y="2.97012in" svg:width="0.11811in" svg:height="0.11811in" draw:id="id112" draw:style-name="a465" draw:name="Ellipse 262">
            <svg:title/>
            <svg:desc/>
            <text:p text:style-name="a464" text:class-names="" text:cond-style-name=""><text:span text:style-name="a46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218in" svg:y="2.67188in" svg:width="0.11811in" svg:height="0.11811in" draw:id="id113" draw:style-name="a468" draw:name="Ellipse 263">
            <svg:title/>
            <svg:desc/>
            <text:p text:style-name="a467" text:class-names="" text:cond-style-name=""><text:span text:style-name="a46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218in" svg:y="2.37364in" svg:width="0.11811in" svg:height="0.11811in" draw:id="id114" draw:style-name="a471" draw:name="Ellipse 264">
            <svg:title/>
            <svg:desc/>
            <text:p text:style-name="a470" text:class-names="" text:cond-style-name=""><text:span text:style-name="a46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21801in" svg:y="2.0754in" svg:width="0.11811in" svg:height="0.11811in" draw:id="id115" draw:style-name="a474" draw:name="Ellipse 265">
            <svg:title/>
            <svg:desc/>
            <text:p text:style-name="a473" text:class-names="" text:cond-style-name=""><text:span text:style-name="a47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g draw:name="Gruppieren 266" draw:id="id81">
          <svg:title/>
          <svg:desc/>
          <draw:frame draw:id="id82" draw:style-name="a375" draw:name="Textfeld 267" svg:x="3.64583in" svg:y="2.00877in" svg:width="0.15748in" svg:height="4.72441in">
            <draw:text-box>
              <text:p text:style-name="a374" text:class-names="" text:cond-style-name=""><text:span text:style-name="a373" text:class-names=""/></text:p>
            </draw:text-box>
            <svg:title/>
            <svg:desc/>
          </draw:frame>
          <draw:custom-shape svg:x="3.66938in" svg:y="6.54904in" svg:width="0.11811in" svg:height="0.11811in" draw:id="id83" draw:style-name="a378" draw:name="Ellipse 268">
            <svg:title/>
            <svg:desc/>
            <text:p text:style-name="a377" text:class-names="" text:cond-style-name=""><text:span text:style-name="a37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66938in" svg:y="6.25079in" svg:width="0.11811in" svg:height="0.11811in" draw:id="id84" draw:style-name="a381" draw:name="Ellipse 269">
            <svg:title/>
            <svg:desc/>
            <text:p text:style-name="a380" text:class-names="" text:cond-style-name=""><text:span text:style-name="a37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66938in" svg:y="5.95255in" svg:width="0.11811in" svg:height="0.11811in" draw:id="id85" draw:style-name="a384" draw:name="Ellipse 270">
            <svg:title/>
            <svg:desc/>
            <text:p text:style-name="a383" text:class-names="" text:cond-style-name=""><text:span text:style-name="a38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66938in" svg:y="5.65431in" svg:width="0.11811in" svg:height="0.11811in" draw:id="id86" draw:style-name="a387" draw:name="Ellipse 271">
            <svg:title/>
            <svg:desc/>
            <text:p text:style-name="a386" text:class-names="" text:cond-style-name=""><text:span text:style-name="a38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66938in" svg:y="5.35607in" svg:width="0.11811in" svg:height="0.11811in" draw:id="id87" draw:style-name="a390" draw:name="Ellipse 272">
            <svg:title/>
            <svg:desc/>
            <text:p text:style-name="a389" text:class-names="" text:cond-style-name=""><text:span text:style-name="a38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66938in" svg:y="5.05782in" svg:width="0.11811in" svg:height="0.11811in" draw:id="id88" draw:style-name="a393" draw:name="Ellipse 273">
            <svg:title/>
            <svg:desc/>
            <text:p text:style-name="a392" text:class-names="" text:cond-style-name=""><text:span text:style-name="a39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66938in" svg:y="4.75958in" svg:width="0.11811in" svg:height="0.11811in" draw:id="id89" draw:style-name="a396" draw:name="Ellipse 274">
            <svg:title/>
            <svg:desc/>
            <text:p text:style-name="a395" text:class-names="" text:cond-style-name=""><text:span text:style-name="a39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66939in" svg:y="4.46134in" svg:width="0.11811in" svg:height="0.11811in" draw:id="id90" draw:style-name="a399" draw:name="Ellipse 275">
            <svg:title/>
            <svg:desc/>
            <text:p text:style-name="a398" text:class-names="" text:cond-style-name=""><text:span text:style-name="a39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66939in" svg:y="4.16309in" svg:width="0.11811in" svg:height="0.11811in" draw:id="id91" draw:style-name="a402" draw:name="Ellipse 276">
            <svg:title/>
            <svg:desc/>
            <text:p text:style-name="a401" text:class-names="" text:cond-style-name=""><text:span text:style-name="a40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66939in" svg:y="3.86485in" svg:width="0.11811in" svg:height="0.11811in" draw:id="id92" draw:style-name="a405" draw:name="Ellipse 277">
            <svg:title/>
            <svg:desc/>
            <text:p text:style-name="a404" text:class-names="" text:cond-style-name=""><text:span text:style-name="a40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66939in" svg:y="3.56661in" svg:width="0.11811in" svg:height="0.11811in" draw:id="id93" draw:style-name="a408" draw:name="Ellipse 278">
            <svg:title/>
            <svg:desc/>
            <text:p text:style-name="a407" text:class-names="" text:cond-style-name=""><text:span text:style-name="a40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66939in" svg:y="3.26837in" svg:width="0.11811in" svg:height="0.11811in" draw:id="id94" draw:style-name="a411" draw:name="Ellipse 279">
            <svg:title/>
            <svg:desc/>
            <text:p text:style-name="a410" text:class-names="" text:cond-style-name=""><text:span text:style-name="a40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66939in" svg:y="2.97012in" svg:width="0.11811in" svg:height="0.11811in" draw:id="id95" draw:style-name="a414" draw:name="Ellipse 280">
            <svg:title/>
            <svg:desc/>
            <text:p text:style-name="a413" text:class-names="" text:cond-style-name=""><text:span text:style-name="a41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66939in" svg:y="2.67188in" svg:width="0.11811in" svg:height="0.11811in" draw:id="id96" draw:style-name="a417" draw:name="Ellipse 281">
            <svg:title/>
            <svg:desc/>
            <text:p text:style-name="a416" text:class-names="" text:cond-style-name=""><text:span text:style-name="a41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66939in" svg:y="2.37364in" svg:width="0.11811in" svg:height="0.11811in" draw:id="id97" draw:style-name="a420" draw:name="Ellipse 282">
            <svg:title/>
            <svg:desc/>
            <text:p text:style-name="a419" text:class-names="" text:cond-style-name=""><text:span text:style-name="a41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66939in" svg:y="2.0754in" svg:width="0.11811in" svg:height="0.11811in" draw:id="id98" draw:style-name="a423" draw:name="Ellipse 283">
            <svg:title/>
            <svg:desc/>
            <text:p text:style-name="a422" text:class-names="" text:cond-style-name=""><text:span text:style-name="a42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9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0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6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2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022-03-17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022-03-17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022-03-17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022-03-17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022-03-17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022-03-17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022-03-17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022-03-17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022-03-17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022-03-17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022-03-17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022-03-17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äsentation</dc:title>
    <meta:initial-creator>Bauer, Markus</meta:initial-creator>
    <dc:creator>Bauer, Markus</dc:creator>
    <meta:creation-date>2022-03-16T13:15:58Z</meta:creation-date>
    <dc:date>2022-03-17T15:46:43Z</dc:date>
    <meta:editing-cycles>3</meta:editing-cycles>
    <meta:editing-duration>PT0S</meta:editing-duration>
    <meta:document-statistic meta:paragraph-count="7" meta:word-count="12"/>
  </office:meta>
</office:document-meta>
</file>